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0bdbc7" officeooo:paragraph-rsid="000bdbc7"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style:font-name="Arial" fo:font-size="11pt" style:text-underline-style="none" fo:font-weight="normal" officeooo:rsid="000cdc83" officeooo:paragraph-rsid="000bdbc7"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font-name="Arial" fo:font-size="11pt" style:text-underline-style="none" fo:font-weight="normal" officeooo:rsid="000cdc83" officeooo:paragraph-rsid="000cdc8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font-name="Arial" fo:font-size="11pt" style:text-underline-style="none" fo:font-weight="normal" officeooo:rsid="000d133e" officeooo:paragraph-rsid="000d133e"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1pt" style:text-underline-style="none" fo:font-weight="normal" officeooo:rsid="000d133e" officeooo:paragraph-rsid="000e4566"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style:text-underline-style="none" fo:font-weight="normal" officeooo:rsid="000dfc01" officeooo:paragraph-rsid="000dfc01"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style:text-underline-style="none" fo:font-weight="normal" officeooo:rsid="000e4566" officeooo:paragraph-rsid="000e45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1pt" style:text-underline-style="none" fo:font-weight="normal" officeooo:rsid="000efe77" officeooo:paragraph-rsid="000efe77"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style:text-underline-style="none" fo:font-weight="normal" officeooo:rsid="000efe77" officeooo:paragraph-rsid="000efe77"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style:text-underline-style="none" fo:font-weight="normal" officeooo:rsid="000dfc01" officeooo:paragraph-rsid="000e4566"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8pt" style:text-underline-style="none" fo:font-weight="normal" officeooo:rsid="000cdc83" officeooo:paragraph-rsid="000cdc83" style:font-size-asian="8pt" style:font-weight-asian="normal" style:font-size-complex="8pt" style:font-weight-complex="normal"/>
    </style:style>
    <style:style style:name="P12" style:family="paragraph" style:parent-style-name="Standard">
      <style:paragraph-properties fo:text-align="start" style:justify-single-word="false"/>
      <style:text-properties style:font-name="Arial" fo:font-size="8pt" style:text-underline-style="none" fo:font-weight="normal" officeooo:rsid="000d133e" officeooo:paragraph-rsid="000d133e" style:font-size-asian="8pt" style:font-weight-asian="normal" style:font-size-complex="8pt" style:font-weight-complex="normal"/>
    </style:style>
    <style:style style:name="P13" style:family="paragraph" style:parent-style-name="Standard">
      <style:paragraph-properties fo:text-align="start" style:justify-single-word="false"/>
      <style:text-properties style:font-name="Arial" fo:font-size="8pt" style:text-underline-style="none" fo:font-weight="normal" officeooo:rsid="000d133e" officeooo:paragraph-rsid="000e4566" style:font-size-asian="8pt" style:font-weight-asian="normal" style:font-size-complex="8pt" style:font-weight-complex="normal"/>
    </style:style>
    <style:style style:name="P14" style:family="paragraph" style:parent-style-name="Standard">
      <style:paragraph-properties fo:text-align="start" style:justify-single-word="false"/>
      <style:text-properties style:font-name="Arial" fo:font-size="8pt" style:text-underline-style="none" fo:font-weight="normal" officeooo:rsid="000e4566" officeooo:paragraph-rsid="000e4566" style:font-size-asian="8pt" style:font-weight-asian="normal" style:font-size-complex="8pt" style:font-weight-complex="normal"/>
    </style:style>
    <style:style style:name="P15" style:family="paragraph" style:parent-style-name="Standard">
      <style:paragraph-properties fo:text-align="start" style:justify-single-word="false"/>
      <style:text-properties style:font-name="Arial" fo:font-size="7pt" style:text-underline-style="none" fo:font-weight="normal" officeooo:rsid="000dfc01" officeooo:paragraph-rsid="000dfc01" style:font-size-asian="7pt" style:font-weight-asian="normal" style:font-size-complex="7pt" style:font-weight-complex="normal"/>
    </style:style>
    <style:style style:name="P16" style:family="paragraph" style:parent-style-name="Standard">
      <style:paragraph-properties fo:text-align="start" style:justify-single-word="false"/>
      <style:text-properties style:font-name="Arial" fo:font-size="7pt" style:text-underline-style="none" fo:font-weight="normal" officeooo:rsid="000dfc01" officeooo:paragraph-rsid="000e4566" style:font-size-asian="7pt" style:font-weight-asian="normal" style:font-size-complex="7pt" style:font-weight-complex="normal"/>
    </style:style>
    <style:style style:name="T1" style:family="text">
      <style:text-properties officeooo:rsid="000d133e"/>
    </style:style>
    <style:style style:name="T2" style:family="text">
      <style:text-properties officeooo:rsid="000dfc01"/>
    </style:style>
    <style:style style:name="T3" style:family="text">
      <style:text-properties officeooo:rsid="000e45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portfolio Arnaud WAWRZYNIAK</text:p>
      <text:p text:style-name="P1"/>
      <text:p text:style-name="P2"/>
      <text:p text:style-name="P11"><text:tab/><text:span text:style-name="T1">Il faut crée un site en rapport avec l’informatique, quelque chose qui montre que le visiteur ne tombera pas sur un site de vente de fleur en ligne. Quelque chose qui rappel le côté développement informatique, peux être un terminal de commande.</text:span></text:p>
      <text:p text:style-name="P3"/>
      <text:p text:style-name="P8">You have to create a computer-related site, something that shows that the visitor will not come across an online flower sale site. Something that reminds the computer development side, can be a command terminal.</text:p>
      <text:p text:style-name="P3"/>
      <text:p text:style-name="P12">Ensuite il faudrait plusieurs pages que l’utilisateur puissent interagir et non pas juste lire puis partir. <text:s text:c="2"/>Chaque page pourrait avoir une animation différente, du texte qui écris tout seul, ou du chiffrement etc .. </text:p>
      <text:p text:style-name="P12"/>
      <text:p text:style-name="P8">Then it would take several pages that the user can interact and not just read and then leave. Each page could have a different animation, text that write by itself, or encryption etc.</text:p>
      <text:p text:style-name="P8"/>
      <text:p text:style-name="P13">Il faudrait avant tout mettre en avant les projets sur lesquelles j’ai travaillé, une bibliothèque d’articles qui présenterai le sujet avec des images et quelques explications.</text:p>
      <text:p text:style-name="P5"><text:s/></text:p>
      <text:p text:style-name="P8">Above all, it would be necessary to highlight the projects I worked on, a library of articles that will present the subject with images and some explanations.</text:p>
      <text:p text:style-name="P4"/>
      <text:p text:style-name="P12">Ensuite peux être faire une page qui résume mes compétences, <text:span text:style-name="T2">et peux être aussi mon parcours. Séparé la page en deux horizontalement ou verticalement, ajouté une ou deux animations pour rendre le scénario terminal de commande réaliste. </text:span></text:p>
      <text:p text:style-name="P4"/>
      <text:p text:style-name="P8">Then can be done a page that summarizes my skills, and can be my path too. Separate the page in half horizontally or vertically, add one or two animations to make the terminal scenario realistic.</text:p>
      <text:p text:style-name="P4"/>
      <text:p text:style-name="P15">J’aurais également besoin d’un formulaire de contact assez simple pour que toute personne puissent me joindre facilement. En revanche je ne souhaite pas être harceler de mail sur mon téléphone alors peux être est il possible de les stockés quelque part pour les consultés <text:span text:style-name="T3">au moment voulu </text:span>.. Je ne souhaite pas non plus recevoir des messages vides sans intérêt alors si possible faire en sorte que la personne qui veux me contacté doit absolument tout remplir pour pouvoir <text:span text:style-name="T3">l’enregistré.</text:span> </text:p>
      <text:p text:style-name="P6"/>
      <text:p text:style-name="P8">I would also need a simple contact form so that anyone can reach me easily. On the other hand I do not wish to be harassing mail on my phone so can be it is possible to stored somewhere for the consulted at the desired time .. I also do not want to receive empty messages without interest so if possible make sure that the person who wants to contact me must absolutely fill everything to be able to register it.</text:p>
      <text:p text:style-name="P6"/>
      <text:p text:style-name="P16">Ensuite il faudrait une page dans laquelle ont puissent retrouver mes informations personnelles, mais avec mon accord en amont. ( je ne souhaite pas que tout internet puissent obtenir mon adresse personnelle ou mon numéro de téléphone portable ). J’ai pensé a protéger mes informations avec un mot de passe que je donnerai au personne de mon choix..</text:p>
      <text:p text:style-name="P16"/>
      <text:p text:style-name="P9">Then it would take a page in which can find my personal information, but with my agreement upstream. (I do not want any internet to get my home address or cell phone number). I thought to protect my information with a password that I will give to the person of my choice ..</text:p>
      <text:p text:style-name="P10"><text:s/></text:p>
      <text:p text:style-name="P6"/>
      <text:p text:style-name="P14">Pour les couleurs j’aime beaucoup le vert, de plus dans les films les terminal de commande sont noir et vert alors pourquoi pas faire comme ça… </text:p>
      <text:p text:style-name="P7"/>
      <text:p text:style-name="P8">For the colors I like the green, moreover in the movies the control terminals are black and green so why not do like that ...</text:p>
      <text:p text:style-name="P7"/>
      <text:p text:style-name="P7"><text:s/></text:p>
      <text:p text:style-name="P7"/>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0:19:08.170815730</meta:creation-date>
    <dc:date>2018-06-01T16:05:27.605194221</dc:date>
    <meta:editing-duration>PT4H5M5S</meta:editing-duration>
    <meta:editing-cycles>1</meta:editing-cycles>
    <meta:document-statistic meta:table-count="0" meta:image-count="0" meta:object-count="0" meta:page-count="1" meta:paragraph-count="18" meta:word-count="595" meta:character-count="3447" meta:non-whitespace-character-count="2857"/>
    <meta:generator>LibreOffice/5.1.6.2$Linux_X86_64 LibreOffice_project/10m0$Build-2</meta:generator>
  </office:meta>
</office:document-meta>
</file>